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a9604"/>
    </style:style>
    <style:style style:name="P2" style:family="paragraph" style:parent-style-name="Standard">
      <style:text-properties officeooo:rsid="000a9604" officeooo:paragraph-rsid="000a9604"/>
    </style:style>
    <style:style style:name="P3" style:family="paragraph" style:parent-style-name="Standard">
      <style:text-properties officeooo:rsid="000c3528" officeooo:paragraph-rsid="000c3528"/>
    </style:style>
    <style:style style:name="P4" style:family="paragraph" style:parent-style-name="Standard">
      <style:text-properties officeooo:rsid="000c3528" officeooo:paragraph-rsid="0018553d"/>
    </style:style>
    <style:style style:name="P5" style:family="paragraph" style:parent-style-name="Standard">
      <style:text-properties officeooo:rsid="00108650" officeooo:paragraph-rsid="00108650"/>
    </style:style>
    <style:style style:name="P6" style:family="paragraph" style:parent-style-name="Standard">
      <style:text-properties officeooo:rsid="0011c387" officeooo:paragraph-rsid="00108650"/>
    </style:style>
    <style:style style:name="P7" style:family="paragraph" style:parent-style-name="Standard">
      <style:text-properties officeooo:rsid="0011c387" officeooo:paragraph-rsid="0011c387"/>
    </style:style>
    <style:style style:name="P8" style:family="paragraph" style:parent-style-name="Standard">
      <style:text-properties officeooo:rsid="0011f226" officeooo:paragraph-rsid="0011f226"/>
    </style:style>
    <style:style style:name="P9" style:family="paragraph" style:parent-style-name="Standard">
      <style:text-properties officeooo:rsid="0011f226" officeooo:paragraph-rsid="0018553d"/>
    </style:style>
    <style:style style:name="P10" style:family="paragraph" style:parent-style-name="Standard">
      <style:text-properties officeooo:rsid="001919ae" officeooo:paragraph-rsid="0011c387"/>
    </style:style>
    <style:style style:name="P11" style:family="paragraph" style:parent-style-name="Standard">
      <style:text-properties officeooo:rsid="001919ae" officeooo:paragraph-rsid="001919ae"/>
    </style:style>
    <style:style style:name="P12" style:family="paragraph" style:parent-style-name="Standard">
      <style:text-properties officeooo:rsid="001ad84c" officeooo:paragraph-rsid="001ad84c"/>
    </style:style>
    <style:style style:name="T1" style:family="text">
      <style:text-properties officeooo:rsid="00108650"/>
    </style:style>
    <style:style style:name="T2" style:family="text">
      <style:text-properties officeooo:rsid="0011c387"/>
    </style:style>
    <style:style style:name="T3" style:family="text">
      <style:text-properties officeooo:rsid="0011f226"/>
    </style:style>
    <style:style style:name="T4" style:family="text">
      <style:text-properties officeooo:rsid="001c2407"/>
    </style:style>
    <style:style style:name="T5" style:family="text">
      <style:text-properties officeooo:rsid="001ce9e6"/>
    </style:style>
    <style:style style:name="T6" style:family="text">
      <style:text-properties officeooo:rsid="00231f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versations for Steady Hands</text:p>
      <text:p text:style-name="P1"/>
      <text:p text:style-name="P1">“Ah! I memory block. Curious. I suppose I’ll take that off…” Steady Hands heard Alexi working in his chest cavity. He could not see, could not feel, but he could hear. He heard the metal tool scrape his soul crystal. He heard the clanking of the Air Snips’ engines echoing in the background. He heard the sound of Alexi’s wheezing coughs. Alexi pried off the tiny crystal memory block and everything changed.</text:p>
      <text:p text:style-name="P1"/>
      <text:p text:style-name="P1">He was back at Station Delta. The crystalline lights of controls glowed on the desk in front of him, and through the glass window growing from the floor to the ceiling he could see his finest creation. The Fixture was a massive sphere of crystal covered in a shell of shimmering blue adamantium 100 feet in diameter. There were ten openings in the adamantium, nine inputs ringing around the sphere’s equator, and one at the base of the sphere for focusing energy output. Ten orifices. Nine cannons. One final beam. At the center of the sphere, where the nine cannon blasts meet, is the pedestal.</text:p>
      <text:p text:style-name="P1"/>
      <text:p text:style-name="P1">Steady Hands took a deep breath and wiped the sweat from his brow as he opened the secure door beside him and walked into the chamber. The final test was complete. He picked his communicator from his pocket: “The device is complete and ready for transport. I’ll open the bay doors soon.”</text:p>
      <text:p text:style-name="P1"/>
      <text:p text:style-name="P1">His memory flashed. Steady Hands was walking towards the fixture, climbing into a service opening. Being inside a crystal was strange. The light moved in strange ways through the many massive lenses and focusing crystals, the wires and switches and circuits. His footsteps echoed through the device as he approached the center of The Fixture. The pedestal was unremarkable to the average onlooker, but to Steady Hands, it was a masterwork artifice, the single most important part of the entire device. Any object placed within the slot at the top of the crystalline podium would be tapped by thousands of carefully placed and prepared wires, each feeding into tempered circuits to create a unique flow of energy allowing the input energy from the cannons to take on the magical properties of the object within the pedestal. While Steady Hands knew it could take any object as its core, it was created for one object specifically. Steady Hands looked down at the input slot of the pedestal, perfectly shaped for a large, dark blade. It was the perfect techno-arcane masterpiece.</text:p>
      <text:p text:style-name="P1"/>
      <text:p text:style-name="P1">His memory flashed again. The lab’s bay doors were opening. Workers were tying cables to the massive sphere, cables that ran upwards into the sky to the Fairplay. The Fixture was to be moved for further field testing at Nightrock. From there, it would be moved to another testing facility. From that facility, most likely to Wishborne. To Tower Zero. Its final resting place before activation. His communicator light flashed, and he listened to the message. “Well done Steady Hands. This work will impress everyone, I’m sure. Also, for what it’s worth, I’m sorry about this. You know just as well as I do that the Station has to go. There’s too much evidence here. I’m just following orders.” Steady Hands took a deep breath as The Fixture was pulled away. It was the last breath he ever took.</text:p>
      <text:p text:style-name="P1"/>
      <text:p text:style-name="P1">The first thing he saw was the light. Blinding, glaring light of fire on crystal.</text:p>
      <text:p text:style-name="P1">Then he felt the heat on his skin, burning away his flesh like thin paper.</text:p>
      <text:p text:style-name="P1">Yet he was still alive. The final thing he felt was the pressure crushing his bones. Squeezing his organs. Boiling his blood.</text:p>
      <text:p text:style-name="P1">The cannons of the Fairplay were merciless.</text:p>
      <text:p text:style-name="P1"/>
      <text:p text:style-name="P1">Alexi put the finishing touches on the small copper box that contained the soul of the master artificer Steady Hands. “Well now. Isn’t that nice. Hello there, Mr. Hands. You are now a radio and quite a nice one if I must say so myself.”</text:p>
      <text:p text:style-name="P1"/>
      <text:p text:style-name="P1"><text:soft-page-break/></text:p>
      <text:p text:style-name="P1">--------------------</text:p>
      <text:p text:style-name="P3">Preacher wants to see the information of the State released. He doesn’t want to see the entire State fall—not yet. He wanted to build the party’s trust, so he gave them Fury back as promised. He gave them a communicator and will give them information. He is scared, though, when Wishborne is attacked. He is rethinking his involvement with the party. He returns Steady Hands to Station Beta unharmed, and tells the engineers that his soul is rigged to blow. <text:span text:style-name="T1">When Wishborne blows, however, he sends SH to Station Alpha to take on his role as lead project director there.</text:span></text:p>
      <text:p text:style-name="P3"/>
      <text:p text:style-name="P5">B<text:span text:style-name="T2">eta had 22 engineers on SH’s team. Alpha gives him 30 Master Artificers. They want to win.</text:span></text:p>
      <text:p text:style-name="P7">Alpha resources:</text:p>
      <text:p text:style-name="P7">3,000,000 chips / year.</text:p>
      <text:p text:style-name="P8">Library of magic</text:p>
      <text:p text:style-name="P8"/>
      <text:p text:style-name="P4"><text:tab/>The power to your sensory circuits is reconnected in the cold, <text:span text:style-name="T3">blowing air on the deck of an airship. People rush all around you—loading crates, guns, and people. The red light of the dipping sun is cutting through the storm clouds, painting twisting patterns on Agent Preacher’s face. The Office 6 agent places you on a table and sits at one of the many small wooden chairs situated around you—each seat filled with the department heads of Station Beta. Behind the circle of artificers stand three figures; a tall, dark machine cloaked in black and wearing two curved swords; a young woman with two massive rifles strapped to her back; and a heavily muscled man with a rough face and bandaged hands. The chairs shift and jerk as the airship lifts off the ground, its engines humming loudly to life and coughing out blue exhaust.</text:span></text:p>
      <text:p text:style-name="P9"><text:tab/>Preacher leans forward, “They’ve attacked Wishborne. Director Urdan is dead—he fell with the towers. We’re evacuating Station Beta. I’m lucky that I brought you here, instead of staying in Tower Six today. There’s a bit more news: with Urdan dead, Hephaestus is taking on the position of director of Office 3. The officials here of Station Beta have voted, Steady Hands...You’re to be the Director of the new home of Office 3. Station Alpha. We’ll be there in four days. In the meantime, I believe we have a lot to catch up on...”</text:p>
      <text:p text:style-name="P3"/>
      <text:p text:style-name="P5">Office 3 Master Artificer</text:p>
      <text:p text:style-name="P5">INT 18 (+4)</text:p>
      <text:p text:style-name="P5">Prof : +4</text:p>
      <text:p text:style-name="P5">lvl 10: +10 tinker bonus</text:p>
      <text:p text:style-name="P5">Default hardware: Artisan</text:p>
      <text:p text:style-name="P6"/>
      <text:p text:style-name="P7">around 67000 chips / week of development.</text:p>
      <text:p text:style-name="P10"/>
      <text:p text:style-name="P12"><text:tab/>The journey to Station Alpha passe<text:span text:style-name="T5">s</text:span> in stages of sound for Steady Hands, for he c<text:span text:style-name="T5">an</text:span> not see or feel, but he c<text:span text:style-name="T5">an</text:span> hear. Preacher describe<text:span text:style-name="T5">s</text:span> the countryside to the radio over the days of the flight. The airship passe<text:span text:style-name="T5">s first</text:span> over the <text:span text:style-name="T4">scarred waters of the Maitre Deep, the sea created in the sundering of Ilia. The thin line of the Suth Peaks drifts beneath then as the enter the realm of Ordeto, the waters shimmering with crystalline dusts. Their journey takes them for two days over the Bay of Brund, from which they can see the great swirling cloud plaguing the land to the south—the land of Kalma’s coming. They reach the shattered western peaks of the Suths. These mountains are battered by the western storms, and the airship lowered itself into the dark black clouds. Station Alpha was perched on the wall of Amad, its many towers drawing the lightning of the storms to power the machines inside. Its black stone is smooth and shining in the rain, and its windows are thick and locked. The storm washes away the </text:span><text:soft-page-break/><text:span text:style-name="T4">screams and the sounds of weapons and gunshots, but the storm cannot wash away the pride of Ilie, the strength of the State. This was the home of Office 3 now.</text:span></text:p>
      <text:p text:style-name="P12"><text:tab/><text:span text:style-name="T6">The inside of Station Alpha is dichotomous to its exterior—the black marble of the towers is contrasted with beautiful white stone, clean and pure. The walls are woven with crystal paths, the lights blue and green. The artificers trace these wires to their source, and there they bring Steady Hands. With their masterful hands they defuse the bomb wired to destroy his soul. They take his soul crystal and place it within the housing at the nexus of the wires of Station Alpha, for from this time on Steady Hands, Director of Station Alpha, shall be the station itself. He shall control the artificers of the Station, and he shall control the crystalline arms of the laboratories to create the weapons necessary for the State to defeat their enemies. To rise again. The thunder outside shakes the mountains to their core.</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2:57:41.474983733</meta:creation-date>
    <dc:date>2020-03-24T12:54:16.597156759</dc:date>
    <meta:editing-duration>PT9H33M55S</meta:editing-duration>
    <meta:editing-cycles>13</meta:editing-cycles>
    <meta:generator>LibreOffice/6.0.7.3$Linux_X86_64 LibreOffice_project/00m0$Build-3</meta:generator>
    <meta:document-statistic meta:table-count="0" meta:image-count="0" meta:object-count="0" meta:page-count="3" meta:paragraph-count="27" meta:word-count="1406" meta:character-count="7977" meta:non-whitespace-character-count="6600"/>
  </office:meta>
</office:document-meta>
</file>